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6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7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8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9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0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1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2" style:parent-style-name="Standard" style:family="paragraph">
      <style:text-properties fo:font-weight="bold" style:font-weight-asian="bold" style:font-weight-complex="bold" fo:color="#C9211E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Título2" style:family="paragraph">
      <style:text-properties fo:font-weight="normal" style:font-weight-asian="normal" style:font-weight-complex="normal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Fuentedepárrafopredeter." style:family="text">
      <style:text-properties fo:font-weight="bold" style:font-weight-asian="bold" fo:font-style="italic" style:font-style-asian="italic"/>
    </style:style>
    <style:style style:name="P24" style:parent-style-name="Textbody" style:family="paragraph">
      <style:text-properties style:font-name="Imprint MT Shadow"/>
    </style:style>
    <style:style style:name="P25" style:parent-style-name="Textbody" style:family="paragraph">
      <style:text-properties style:font-name="Imprint MT Shadow"/>
    </style:style>
    <style:style style:name="P26" style:parent-style-name="Textbody" style:family="paragraph">
      <style:text-properties style:font-name="Imprint MT Shadow"/>
    </style:style>
    <style:style style:name="P27" style:parent-style-name="Textbody" style:family="paragraph">
      <style:text-properties style:font-name="Imprint MT Shadow"/>
    </style:style>
    <style:style style:name="P28" style:parent-style-name="Textbody" style:family="paragraph">
      <style:text-properties style:font-name="Imprint MT Shadow"/>
    </style:style>
    <style:style style:name="S3" style:family="section">
      <style:section-properties fo:margin-left="0in" fo:margin-right="0in" style:writing-mode="lr-tb"/>
    </style:style>
    <style:style style:name="P2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P2">Terminar campos de<text:s/>Proveedores<text:s/>(LISTO)</text:p>
      <text:p text:style-name="P3">Terminar campos de<text:s/>Clientes<text:s/>(LISTO)<text:s/>No Toma Telefono En Detalles y No Toma CodigoPostal En Listar</text:p>
      <text:p text:style-name="P4">Filtrados/búsquedas</text:p>
      <text:p text:style-name="P5">Llenar todos los campos de la base de datos y agregar minimo<text:s/>5<text:s/>de cada cosa (ej: agregar 10 proveedores)<text:s/>(LISTO)</text:p>
      <text:p text:style-name="P6">Compra y venta:</text:p>
      <text:p text:style-name="P7">Ventanas<text:s/></text:p>
      <text:p text:style-name="P8">Abms<text:s/></text:p>
      <text:p text:style-name="P9">Procesos de compra</text:p>
      <text:p text:style-name="P10">Procesos de venta</text:p>
      <text:p text:style-name="P11">Diseño</text:p>
      <text:p text:style-name="Standard"/>
      <text:p text:style-name="Standard"/>
      <text:p text:style-name="Standard"/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 listo</text:p>
      <text:p text:style-name="Standard">conexión a clientes LISTO</text:p>
      <text:p text:style-name="Standard">conexión a ventas(FALTA)</text:p>
      <text:p text:style-name="Standard">conexión a compras(FALTA)</text:p>
      <text:p text:style-name="Standard"/>
      <text:p text:style-name="Standard"/>
      <text:p text:style-name="Standard">NOTA:</text:p>
      <text:p text:style-name="Standard"/>
      <text:p text:style-name="Standard">También desarrollar base de datos para intentar relacionarlas con los datos en clases dominio... LISTO</text:p>
      <text:p text:style-name="Standard"/>
      <text:p text:style-name="Standard"/>
      <text:p text:style-name="P12">PARA LA ENTREGA DEL DIA O DIAS DEL 7 DE JULIO AL 10 U 11</text:p>
      <text:p text:style-name="P13"/>
      <text:p text:style-name="Standard">FALTA</text:p>
      <text:p text:style-name="Standard"/>
      <text:p text:style-name="Standard"><text:tab/></text:p>
      <text:p text:style-name="Standard"/>
      <text:list text:style-name="LFO1" text:continue-numbering="true">
        <text:list-item>
          <text:p text:style-name="P14">Centralizar ESTILOS</text:p>
        </text:list-item>
        <text:list-item>
          <text:p text:style-name="P15">DESARROLLAR</text:p>
        </text:list-item>
      </text:list>
      <text:p text:style-name="P16">COMPRAS<text:s/>(RELACIONADA CON PROVEEDORES)</text:p>
      <text:p text:style-name="P17">VENTAS<text:s/>(RECORDAR VER COMERCIO EN CAMPUS) CADA VENTA A UN CLIENTE REGISTRADO SE GENERA UNA<text:s/>FACTURA.<text:s/>ETC.</text:p>
      <text:list text:style-name="LFO1" text:continue-numbering="true">
        <text:list-item>
          <text:p text:style-name="P18">Validaciones en cada caso</text:p>
        </text:list-item>
        <text:list-item>
          <text:p text:style-name="P19">TERMINAR LOS<text:s/>ABMS<text:s/>(en desarrollo)</text:p>
        </text:list-item>
        <text:list-item>
          <text:p text:style-name="P20">añadir filtros</text:p>
        </text:list-item>
      </text:list>
      <text:p text:style-name="Standard"/>
      <text:h text:style-name="P21" text:outline-level="2">Hitos de TPC</text:h>
      <text:section text:name="Sect1" text:style-name="S1">
        <text:p text:style-name="Textbody"/>
      </text:section>
      <text:section text:name="Sect2" text:style-name="S2">
        <text:soft-page-break/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Título4" text:outline-level="4">Etapa 2</text:h>
        <text:p text:style-name="Textbody">Para la segunda etapa del TPC se solicita:<text:line-break/>- completar y corregir las cuestiones pendientes de la primera etapa,<text:line-break/>- desarrollar todos los ABMs y listados de las entidades administrables de la aplicación, pero <text:span text:style-name="T22">NO de las que correspondan a funcionalidad core</text:span> (Turnos, Incidencia, Venta o Mesas)</text:p>
        <text:p text:style-name="Textbody"><text:line-break/><text:span text:style-name="T23">Nota:</text:span> tener en cuenta validaciones, diseño visual, seguir ampliando/corrigiendo el modelo.</text:p>
        <text:p text:style-name="Textbody"/>
        <text:p text:style-name="P24">Etapa 3</text:p>
        <text:p text:style-name="P25">Para la tercera etapa del TPC deberán construir:</text:p>
        <text:p text:style-name="P26">- La funcionalidad del core de la aplicación (turnos: nuevo, re programar; mesa: abrir, generar pedido, cerrar; ventas: comprar, vender, etc.).</text:p>
        <text:p text:style-name="P27">- Las funcionalidades que aportan valor de agregado al core (búsquedas dinámicas, registrarse, olvidé mi pass, etc.).</text:p>
        <text:p text:style-name="P28">- Validaciones a lo largo de la aplicación: tipos de datos, requeridos, formatos.</text:p>
        <text:p text:style-name="Textbody"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29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7-08T07:37:00Z</dc:date>
    <meta:template xlink:href="Normal" xlink:type="simple"/>
    <meta:editing-cycles>33</meta:editing-cycles>
    <meta:editing-duration>PT9600S</meta:editing-duration>
    <meta:document-statistic meta:page-count="2" meta:paragraph-count="5" meta:word-count="394" meta:character-count="2558" meta:row-count="18" meta:non-whitespace-character-count="2169"/>
  </office:meta>
</office:document-meta>
</file>